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e6463" officeooo:paragraph-rsid="000e6463"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bold" officeooo:rsid="000e6463" officeooo:paragraph-rsid="000e6463"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8pt" fo:font-weight="bold" officeooo:rsid="002ae6aa" officeooo:paragraph-rsid="002ae6aa"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20pt" fo:font-weight="bold" officeooo:rsid="000e6463" officeooo:paragraph-rsid="000e6463" style:font-size-asian="20pt" style:font-weight-asian="bold" style:font-size-complex="20pt" style:font-weight-complex="bold"/>
    </style:style>
    <style:style style:name="P5" style:family="paragraph" style:parent-style-name="Standard">
      <style:paragraph-properties fo:text-align="start" style:justify-single-word="false"/>
      <style:text-properties fo:font-size="16pt" fo:font-weight="normal" officeooo:rsid="000e6463" officeooo:paragraph-rsid="000e6463" style:font-size-asian="16pt" style:font-weight-asian="normal" style:font-size-complex="16pt" style:font-weight-complex="normal"/>
    </style:style>
    <style:style style:name="P6" style:family="paragraph" style:parent-style-name="Standard">
      <style:paragraph-properties fo:text-align="start" style:justify-single-word="false"/>
      <style:text-properties fo:font-size="16pt" fo:font-weight="normal" officeooo:rsid="0010767d" officeooo:paragraph-rsid="0010767d" style:font-size-asian="16pt" style:font-weight-asian="normal" style:font-size-complex="16pt" style:font-weight-complex="normal"/>
    </style:style>
    <style:style style:name="P7" style:family="paragraph" style:parent-style-name="Standard">
      <style:paragraph-properties fo:text-align="start" style:justify-single-word="false"/>
      <style:text-properties fo:font-size="16pt" fo:font-weight="normal" officeooo:rsid="000e6463" officeooo:paragraph-rsid="000e6463" style:font-size-asian="14pt" style:font-weight-asian="normal" style:font-size-complex="16pt" style:font-weight-complex="normal"/>
    </style:style>
    <style:style style:name="P8" style:family="paragraph" style:parent-style-name="Standard">
      <style:paragraph-properties fo:text-align="start" style:justify-single-word="false"/>
      <style:text-properties fo:font-size="16pt" fo:font-weight="normal" officeooo:rsid="000ffcd1" officeooo:paragraph-rsid="000e6463" style:font-size-asian="14pt" style:font-weight-asian="normal" style:font-size-complex="16pt" style:font-weight-complex="normal"/>
    </style:style>
    <style:style style:name="P9" style:family="paragraph" style:parent-style-name="Standard">
      <style:paragraph-properties fo:text-align="start" style:justify-single-word="false"/>
      <style:text-properties fo:font-size="16pt" fo:font-weight="normal" officeooo:rsid="000ffcd1" officeooo:paragraph-rsid="000ffcd1"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fo:font-size="16pt" fo:font-weight="normal" officeooo:rsid="000ffcd1" officeooo:paragraph-rsid="0011f6eb"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6pt" fo:font-weight="normal" officeooo:rsid="0010767d" officeooo:paragraph-rsid="0010767d"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fo:font-size="16pt" fo:font-weight="normal" officeooo:rsid="0011f6eb" officeooo:paragraph-rsid="0011f6eb" style:font-size-asian="14pt" style:font-weight-asian="normal" style:font-size-complex="16pt" style:font-weight-complex="normal"/>
    </style:style>
    <style:style style:name="P13" style:family="paragraph" style:parent-style-name="Standard">
      <style:paragraph-properties fo:text-align="start" style:justify-single-word="false"/>
      <style:text-properties fo:font-size="16pt" fo:font-weight="normal" officeooo:rsid="00195f17" officeooo:paragraph-rsid="00195f17" style:font-size-asian="14pt" style:font-weight-asian="normal" style:font-size-complex="16pt" style:font-weight-complex="normal"/>
    </style:style>
    <style:style style:name="P14" style:family="paragraph" style:parent-style-name="Standard">
      <style:text-properties fo:font-size="16pt" style:font-size-asian="16pt" style:font-size-complex="16pt"/>
    </style:style>
    <style:style style:name="P15" style:family="paragraph" style:parent-style-name="Standard">
      <style:paragraph-properties fo:text-align="start" style:justify-single-word="false"/>
      <style:text-properties fo:font-size="14pt" fo:font-weight="normal" officeooo:rsid="000ffcd1" officeooo:paragraph-rsid="000ffcd1"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0ffcd1" officeooo:paragraph-rsid="00153494"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0ffcd1" officeooo:paragraph-rsid="0037178b"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10767d" officeooo:paragraph-rsid="0010767d"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13937d" officeooo:paragraph-rsid="000ffcd1"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11f6eb" officeooo:paragraph-rsid="0011f6eb"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0e6463" officeooo:paragraph-rsid="000e6463"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2ae6aa" officeooo:paragraph-rsid="002ae6aa"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0ffcd1" officeooo:paragraph-rsid="000ffcd1" fo:background-color="#e8f2a1"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0ffcd1" officeooo:paragraph-rsid="00153494" fo:background-color="#e8f2a1"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0ffcd1" officeooo:paragraph-rsid="0011f6eb" fo:background-color="#e8f2a1"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normal" officeooo:rsid="000ffcd1" officeooo:paragraph-rsid="0033c9ee" fo:background-color="#e8f2a1"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fo:font-weight="normal" officeooo:rsid="000ffcd1" officeooo:paragraph-rsid="0037178b" fo:background-color="#e8f2a1"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4pt" fo:font-weight="normal" officeooo:rsid="00195f17" officeooo:paragraph-rsid="00195f17" fo:background-color="#e8f2a1"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14pt" fo:font-weight="normal" officeooo:rsid="0011f6eb" officeooo:paragraph-rsid="0011f6eb" fo:background-color="#e8f2a1"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size="14pt" fo:font-weight="normal" officeooo:rsid="0013937d" officeooo:paragraph-rsid="0013937d" fo:background-color="#e8f2a1"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font-size="14pt" fo:font-weight="normal" officeooo:rsid="0013937d" officeooo:paragraph-rsid="001f9916" fo:background-color="#e8f2a1"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font-size="14pt" fo:font-weight="normal" officeooo:rsid="0013937d" officeooo:paragraph-rsid="00153494" fo:background-color="#e8f2a1"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size="14pt" fo:font-weight="normal" officeooo:rsid="0010767d" officeooo:paragraph-rsid="0010767d" fo:background-color="#e8f2a1"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font-size="14pt" fo:font-weight="normal" officeooo:rsid="000ffcd1" officeooo:paragraph-rsid="0011f6eb" fo:background-color="transparent"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font-size="14pt" fo:font-weight="normal" officeooo:rsid="003f2e16" officeooo:paragraph-rsid="000ffcd1" fo:background-color="#ffffff"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officeooo:paragraph-rsid="000ffcd1" fo:background-color="#e8f2a1"/>
    </style:style>
    <style:style style:name="P37" style:family="paragraph" style:parent-style-name="Standard">
      <style:paragraph-properties fo:text-align="start" style:justify-single-word="false"/>
      <style:text-properties officeooo:paragraph-rsid="000ffcd1" fo:background-color="#ffffff"/>
    </style:style>
    <style:style style:name="P38" style:family="paragraph" style:parent-style-name="Standard">
      <style:paragraph-properties fo:text-align="start" style:justify-single-word="false"/>
      <style:text-properties fo:font-size="14pt" fo:font-weight="normal" officeooo:rsid="0010767d" officeooo:paragraph-rsid="0010767d" fo:background-color="#e8f2a1" style:font-size-asian="12.25pt" style:font-weight-asian="normal" style:font-size-complex="14pt" style:font-weight-complex="normal"/>
    </style:style>
    <style:style style:name="T1" style:family="text">
      <style:text-properties officeooo:rsid="0010767d"/>
    </style:style>
    <style:style style:name="T2" style:family="text">
      <style:text-properties officeooo:rsid="0011f6eb"/>
    </style:style>
    <style:style style:name="T3" style:family="text">
      <style:text-properties officeooo:rsid="0013937d"/>
    </style:style>
    <style:style style:name="T4" style:family="text">
      <style:text-properties officeooo:rsid="00153494"/>
    </style:style>
    <style:style style:name="T5" style:family="text">
      <style:text-properties officeooo:rsid="0019dc86"/>
    </style:style>
    <style:style style:name="T6" style:family="text">
      <style:text-properties officeooo:rsid="001c3281"/>
    </style:style>
    <style:style style:name="T7" style:family="text">
      <style:text-properties fo:font-weight="normal" officeooo:rsid="000ffcd1" style:font-weight-asian="normal" style:font-weight-complex="normal"/>
    </style:style>
    <style:style style:name="T8" style:family="text">
      <style:text-properties fo:font-size="14pt" fo:font-weight="normal" officeooo:rsid="000ffcd1" style:font-size-asian="12.25pt" style:font-weight-asian="normal" style:font-size-complex="14pt" style:font-weight-complex="normal"/>
    </style:style>
    <style:style style:name="T9" style:family="text">
      <style:text-properties fo:font-size="14pt" fo:font-weight="normal" officeooo:rsid="00223e09" style:font-size-asian="12.25pt" style:font-weight-asian="normal" style:font-size-complex="14pt" style:font-weight-complex="normal"/>
    </style:style>
    <style:style style:name="T10" style:family="text">
      <style:text-properties fo:font-size="14pt" fo:font-weight="normal" officeooo:rsid="002b218e" style:font-size-asian="12.25pt" style:font-weight-asian="normal" style:font-size-complex="14pt" style:font-weight-complex="normal"/>
    </style:style>
    <style:style style:name="T11" style:family="text">
      <style:text-properties fo:font-size="14pt" fo:font-weight="normal" officeooo:rsid="002d5998" style:font-size-asian="12.25pt" style:font-weight-asian="normal" style:font-size-complex="14pt" style:font-weight-complex="normal"/>
    </style:style>
    <style:style style:name="T12" style:family="text">
      <style:text-properties fo:font-size="14pt" fo:font-weight="normal" officeooo:rsid="00304366" style:font-size-asian="12.25pt" style:font-weight-asian="normal" style:font-size-complex="14pt" style:font-weight-complex="normal"/>
    </style:style>
    <style:style style:name="T13" style:family="text">
      <style:text-properties fo:font-size="14pt" fo:font-weight="normal" officeooo:rsid="003f2e16" style:font-size-asian="12.25pt" style:font-weight-asian="normal" style:font-size-complex="14pt" style:font-weight-complex="normal"/>
    </style:style>
    <style:style style:name="T14" style:family="text">
      <style:text-properties officeooo:rsid="002413d5"/>
    </style:style>
    <style:style style:name="T15" style:family="text">
      <style:text-properties officeooo:rsid="002706d9"/>
    </style:style>
    <style:style style:name="T16" style:family="text">
      <style:text-properties officeooo:rsid="002c5b44"/>
    </style:style>
    <style:style style:name="T17" style:family="text">
      <style:text-properties officeooo:rsid="0031f8f5"/>
    </style:style>
    <style:style style:name="T18" style:family="text">
      <style:text-properties officeooo:rsid="0033c9ee"/>
    </style:style>
    <style:style style:name="T19" style:family="text">
      <style:text-properties officeooo:rsid="0039a111"/>
    </style:style>
    <style:style style:name="T20" style:family="text">
      <style:text-properties officeooo:rsid="003f2e16"/>
    </style:style>
    <style:style style:name="T21" style:family="text">
      <style:text-properties officeooo:rsid="00401442"/>
    </style:style>
    <style:style style:name="T22" style:family="text">
      <style:text-properties officeooo:rsid="004088a1"/>
    </style:style>
    <style:style style:name="T23" style:family="text">
      <style:text-properties officeooo:rsid="00434ba9"/>
    </style:style>
    <style:style style:name="T24" style:family="text">
      <style:text-properties officeooo:rsid="0044ae41"/>
    </style:style>
    <style:style style:name="T25" style:family="text">
      <style:text-properties officeooo:rsid="004631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ESTLIFE → MVP</text:p>
      <text:p text:style-name="P1"/>
      <text:p text:style-name="P1"/>
      <text:p text:style-name="P2">FEATURES</text:p>
      <text:p text:style-name="P8"/>
      <text:p text:style-name="P9">GENERAL</text:p>
      <text:p text:style-name="P9"/>
      <text:p text:style-name="P23">- logout options</text:p>
      <text:p text:style-name="P23">- tab bar menu: settings/matches/home</text:p>
      <text:p text:style-name="P23">- <text:span text:style-name="T2">location settings</text:span></text:p>
      <text:p text:style-name="P15">- <text:span text:style-name="T3">deletion of status after 3 hours?</text:span></text:p>
      <text:p text:style-name="P9"/>
      <text:p text:style-name="P9"><text:bookmark-start text:name="__DdeLink__13996_2686413537"/><text:bookmark-start text:name="__DdeLink__13994_2686413537"/>LOGIN VIEW</text:p>
      <text:p text:style-name="P9"/>
      <text:p text:style-name="P9">PROFILE SETUP VIEW</text:p>
      <text:p text:style-name="P9"/>
      <text:p text:style-name="P14">HOME<text:span text:style-name="T7"> VIEW</text:span></text:p>
      <text:p text:style-name="P9"/>
      <text:p text:style-name="P23">- view profile button</text:p>
      <text:p text:style-name="P9"/>
      <text:p text:style-name="P9">DATE PLAN VIEW</text:p>
      <text:p text:style-name="P9"/>
      <text:p text:style-name="P9">AVAILABLE DATES VIEW</text:p>
      <text:p text:style-name="P9"/>
      <text:p text:style-name="P30"><text:bookmark-start text:name="__DdeLink__14005_2686413537"/>- option to view match profiles<text:bookmark-end text:name="__DdeLink__14005_2686413537"/></text:p>
      <text:p text:style-name="P9"/>
      <text:p text:style-name="P9">MATCHES VIEW</text:p>
      <text:p text:style-name="P19"><text:bookmark text:name="__DdeLink__14007_2686413537"/></text:p>
      <text:p text:style-name="P32">- <text:span text:style-name="T4">option to delete match</text:span></text:p>
      <text:p text:style-name="P31">- option to view match profiles</text:p>
      <text:p text:style-name="P9"/>
      <text:p text:style-name="P9">CHAT VIEW<text:bookmark text:name="__DdeLink__67212_2686413537"/><text:bookmark text:name="__DdeLink__67214_2686413537"/></text:p>
      <text:p text:style-name="P9"/>
      <text:p text:style-name="P9">PROFILE VIEW</text:p>
      <text:p text:style-name="P9"/>
      <text:p text:style-name="P23">- edit options</text:p>
      <text:p text:style-name="P9"/>
      <text:p text:style-name="P9">SETTINGS VIEW<text:bookmark-end text:name="__DdeLink__13994_2686413537"/><text:bookmark-end text:name="__DdeLink__13996_2686413537"/></text:p>
      <text:p text:style-name="P9"/>
      <text:p text:style-name="P23">- match distance preference</text:p>
      <text:p text:style-name="P23"><text:soft-page-break/>- delete account</text:p>
      <text:p text:style-name="P15"/>
      <text:p text:style-name="P12"><text:bookmark-start text:name="__DdeLink__14003_2686413537"/>MATCH PROFILE VIEW<text:bookmark-end text:name="__DdeLink__14003_2686413537"/></text:p>
      <text:p text:style-name="P12"/>
      <text:p text:style-name="P29">- profile picture and other details</text:p>
      <text:p text:style-name="P20"/>
      <text:p text:style-name="P13"><text:bookmark-start text:name="__DdeLink__30398_2686413537"/>DISTANCE VIEW<text:bookmark-end text:name="__DdeLink__30398_2686413537"/></text:p>
      <text:p text:style-name="P13"/>
      <text:p text:style-name="P28">- <text:span text:style-name="T5">distance slider</text:span></text:p>
      <text:p text:style-name="P15"/>
      <text:p text:style-name="P2"/>
      <text:p text:style-name="P2">FIXES</text:p>
      <text:p text:style-name="P7"/>
      <text:p text:style-name="P11">GENERAL</text:p>
      <text:p text:style-name="P11"/>
      <text:p text:style-name="P33">- segue transition style/overlaid views</text:p>
      <text:p text:style-name="P33">- <text:span text:style-name="T3">notifications appearing in-app</text:span></text:p>
      <text:p text:style-name="P33">- <text:span text:style-name="T3">deleting from firestore where appropriate</text:span></text:p>
      <text:p text:style-name="P33">- <text:span text:style-name="T17">what happens if you try and match with someone you’re already matched with?</text:span></text:p>
      <text:p text:style-name="P38">- <text:span text:style-name="T25">update the database collection document to include the new ‘registration’ collection</text:span></text:p>
      <text:p text:style-name="P7"/>
      <text:p text:style-name="P9">LOGIN VIEW</text:p>
      <text:p text:style-name="P9"/>
      <text:p text:style-name="P23"><text:bookmark-start text:name="__DdeLink__14001_2686413537"/><text:bookmark-start text:name="__DdeLink__13999_2686413537"/>- <text:span text:style-name="T1">textfield error handling</text:span><text:bookmark-end text:name="__DdeLink__14001_2686413537"/><text:bookmark-end text:name="__DdeLink__13999_2686413537"/></text:p>
      <text:p text:style-name="P23"><text:bookmark-start text:name="__DdeLink__10997_1722501665"/>- <text:span text:style-name="T18">keyboard appearance on device</text:span><text:bookmark-end text:name="__DdeLink__10997_1722501665"/></text:p>
      <text:p text:style-name="P23">- <text:span text:style-name="T1">login/register methods handling</text:span></text:p>
      <text:p text:style-name="P23">- <text:span text:style-name="T16">profile set up flag should be linked to account not userdefaults, as currently it’s stored in the phone, so if you make a new account on someone else’s phone it won’t set up your profile</text:span></text:p>
      <text:p text:style-name="P9"/>
      <text:p text:style-name="P9">PROFILE SETUP VIEW</text:p>
      <text:p text:style-name="P9"/>
      <text:p text:style-name="P25">- <text:span text:style-name="T1">textfield error handling</text:span></text:p>
      <text:p text:style-name="P26"><text:bookmark-start text:name="__DdeLink__17589_1722501665"/><text:bookmark-start text:name="__DdeLink__17591_1722501665"/>- <text:span text:style-name="T18">keyboard appearance on device</text:span><text:bookmark-end text:name="__DdeLink__17589_1722501665"/><text:bookmark-end text:name="__DdeLink__17591_1722501665"/></text:p>
      <text:p text:style-name="P25">- <text:span text:style-name="T2">age change to picker view</text:span></text:p>
      <text:p text:style-name="P25">- <text:span text:style-name="T20">pickerview error handling</text:span></text:p>
      <text:p text:style-name="P34">- <text:span text:style-name="T21">refactor ‘uploadimagetostorage’ by moving it from selecting a photo to pressing ‘create profile’ and changing to async/wait. This means however many photos user selects, only the final one will be uploaded</text:span></text:p>
      <text:p text:style-name="P9"/>
      <text:p text:style-name="P9">HOME VIEW</text:p>
      <text:p text:style-name="P9"/>
      <text:p text:style-name="P9"><text:soft-page-break/>DATE PLAN VIEW</text:p>
      <text:p text:style-name="P9"/>
      <text:p text:style-name="P25"><text:bookmark-start text:name="__DdeLink__14009_2686413537"/>- <text:span text:style-name="T1">textfield error handling</text:span><text:bookmark-end text:name="__DdeLink__14009_2686413537"/></text:p>
      <text:p text:style-name="P27">- <text:span text:style-name="T18">keyboard appearance on device</text:span></text:p>
      <text:p text:style-name="P25">- <text:span text:style-name="T16">pickerview selection handling</text:span></text:p>
      <text:p text:style-name="P34">- <text:span text:style-name="T23">sometimes </text:span><text:span text:style-name="T24">if you pick a value, say ‘tonight’, and then tap ‘see available’, and then go back to date plan view, the pickerview is still stuck on ‘tonight’. Needs error handling for this potentially</text:span></text:p>
      <text:p text:style-name="P9"/>
      <text:p text:style-name="P9">AVAILABLE DATES VIEW</text:p>
      <text:p text:style-name="P9"/>
      <text:p text:style-name="P15">- <text:span text:style-name="T6">if a user receives and confirms a match request, that user no longer needs to appear in available dates</text:span></text:p>
      <text:p text:style-name="P23">- <text:span text:style-name="T15">make sure that expired matches are being deleted from firestore after 3 hours</text:span></text:p>
      <text:p text:style-name="P15">- <text:span text:style-name="T22">add a label saying ‘no one available’ if there is no one </text:span><text:span text:style-name="T23">(move the ‘show’ flag from cellforrowat – currently if you load the view, then navigte back without loading it again, tableview won’t reload so it wont’ get call)</text:span></text:p>
      <text:p text:style-name="P9"/>
      <text:p text:style-name="P9">MATCHES VIEW</text:p>
      <text:p text:style-name="P9"/>
      <text:p text:style-name="P36"><text:span text:style-name="T8">- </text:span><text:span text:style-name="T9">sometimes, if a user sends a match request, and the match confirms, that match then shows up as ‘none’ and blank in their matches. This seems to be because if the person who’s confirming navigates straight to matches rather than going through the date planner, it means their profile object will be empty at the time that they are confirming the match and saving their profile details to the requester’s own matchStatuses. Need to investigate further.</text:span></text:p>
      <text:p text:style-name="P36"><text:span text:style-name="T9">- ‘</text:span><text:span text:style-name="T10">None’ matches are still reappearing in matches after being deleted</text:span></text:p>
      <text:p text:style-name="P37"><text:span text:style-name="T10">- </text:span><text:span text:style-name="T11">App crashes if a new user segues immediately from login to matches directly after setting up their account</text:span></text:p>
      <text:p text:style-name="P37"><text:span text:style-name="T11">- </text:span><text:span text:style-name="T12">If a user has a new match, they can see it when they navigate via ‘available dates’, but if they then go to settings, and return to matches, it’s no longer there</text:span></text:p>
      <text:p text:style-name="P37"><text:span text:style-name="T12">- </text:span><text:span text:style-name="T13">When I had a few match requests waiting acceptance, rejecting a couple suddenly made it so the remaining one no longer had the option to accept/reject. Neither was it rejected, and it didn’t segue to chat. Going in a different route fixed this</text:span></text:p>
      <text:p text:style-name="P35">- are firestore match status collections being deleted correctly not only when you delete a match, but when you reject a match request?</text:p>
      <text:p text:style-name="P9"/>
      <text:p text:style-name="P9">CHAT VIEW</text:p>
      <text:p text:style-name="P9"/>
      <text:p text:style-name="P16">- <text:span text:style-name="T1">textfield error handling</text:span></text:p>
      <text:p text:style-name="P17">- <text:span text:style-name="T18">keyboard appearance on device – </text:span><text:span text:style-name="T19">currently chat is pushed up so high you can’t see it</text:span></text:p>
      <text:p text:style-name="P24">- <text:span text:style-name="T14">for some reason, when a match is immediately made “hi Chris” is showing up insterad of blank</text:span></text:p>
      <text:p text:style-name="P9"><text:soft-page-break/></text:p>
      <text:p text:style-name="P9">PROFILE VIEW</text:p>
      <text:p text:style-name="P9"/>
      <text:p text:style-name="P9">SETTINGS VIEW</text:p>
      <text:p text:style-name="P9"/>
      <text:p text:style-name="P12">MATCH PROFILE VIEW</text:p>
      <text:p text:style-name="P12"/>
      <text:p text:style-name="P13">DISTANCE VIEW</text:p>
      <text:p text:style-name="P9"/>
      <text:p text:style-name="P2"/>
      <text:p text:style-name="P2">PERFORMANCE</text:p>
      <text:p text:style-name="P2"/>
      <text:p text:style-name="P6">GENERAL</text:p>
      <text:p text:style-name="P5"/>
      <text:p text:style-name="P9">LOGIN VIEW</text:p>
      <text:p text:style-name="P9"/>
      <text:p text:style-name="P9">PROFILE SETUP VIEW</text:p>
      <text:p text:style-name="P9"/>
      <text:p text:style-name="P9">HOME VIEW</text:p>
      <text:p text:style-name="P9"/>
      <text:p text:style-name="P15">- <text:span text:style-name="T1">user profile details loading speed</text:span></text:p>
      <text:p text:style-name="P9"/>
      <text:p text:style-name="P9">DATE PLAN VIEW</text:p>
      <text:p text:style-name="P9"/>
      <text:p text:style-name="P9">AVAILABLE DATES VIEW</text:p>
      <text:p text:style-name="P9"/>
      <text:p text:style-name="P15">- <text:span text:style-name="T3">tableview + cells loading speed</text:span></text:p>
      <text:p text:style-name="P9"/>
      <text:p text:style-name="P9">MATCHES VIEW</text:p>
      <text:p text:style-name="P9"/>
      <text:p text:style-name="P15">- <text:span text:style-name="T3">matches loading speed</text:span></text:p>
      <text:p text:style-name="P9"/>
      <text:p text:style-name="P9">CHAT VIEW</text:p>
      <text:p text:style-name="P9"/>
      <text:p text:style-name="P9">PROFILE VIEW</text:p>
      <text:p text:style-name="P9"/>
      <text:p text:style-name="P10">SETTINGS VIEW</text:p>
      <text:p text:style-name="P10"/>
      <text:p text:style-name="P12">MATCH PROFILE VIEW</text:p>
      <text:p text:style-name="P12"><text:soft-page-break/></text:p>
      <text:p text:style-name="P13">DISTANCE VIEW</text:p>
      <text:p text:style-name="P9"/>
      <text:p text:style-name="P2"/>
      <text:p text:style-name="P2">UI</text:p>
      <text:p text:style-name="P5"/>
      <text:p text:style-name="P6">GENERAL</text:p>
      <text:p text:style-name="P6"/>
      <text:p text:style-name="P33">- name</text:p>
      <text:p text:style-name="P18">- brand design</text:p>
      <text:p text:style-name="P18">- logo design &amp; creation</text:p>
      <text:p text:style-name="P33">- launch screen</text:p>
      <text:p text:style-name="P18">- app icon</text:p>
      <text:p text:style-name="P18">- <text:span text:style-name="T2">UI design &amp; optimisation</text:span></text:p>
      <text:p text:style-name="P18">- <text:span text:style-name="T16">content – text strings – notifications, etc.</text:span></text:p>
      <text:p text:style-name="P5"/>
      <text:p text:style-name="P9">LOGIN VIEW</text:p>
      <text:p text:style-name="P9"/>
      <text:p text:style-name="P9">PROFILE SETUP VIEW</text:p>
      <text:p text:style-name="P9"/>
      <text:p text:style-name="P9">HOME VIEW</text:p>
      <text:p text:style-name="P9"/>
      <text:p text:style-name="P15">- <text:span text:style-name="T1">profile pic in circle not square</text:span></text:p>
      <text:p text:style-name="P15">- <text:span text:style-name="T1">change text from ‘go on a date’</text:span></text:p>
      <text:p text:style-name="P9"/>
      <text:p text:style-name="P9">DATE PLAN VIEW</text:p>
      <text:p text:style-name="P9"/>
      <text:p text:style-name="P9">AVAILABLE DATES VIEW</text:p>
      <text:p text:style-name="P9"/>
      <text:p text:style-name="P15">- <text:span text:style-name="T3">matches bar button item</text:span></text:p>
      <text:p text:style-name="P15">- <text:span text:style-name="T3">user tableview cell</text:span></text:p>
      <text:p text:style-name="P15">- <text:span text:style-name="T3">matches tableview cell</text:span></text:p>
      <text:p text:style-name="P9"/>
      <text:p text:style-name="P9">MATCHES VIEW</text:p>
      <text:p text:style-name="P9"/>
      <text:p text:style-name="P9">CHAT VIEW</text:p>
      <text:p text:style-name="P9"/>
      <text:p text:style-name="P15">- <text:span text:style-name="T3">loading cell</text:span></text:p>
      <text:p text:style-name="P15">- ‘<text:span text:style-name="T3">send a first message!’ text/cell</text:span></text:p>
      <text:p text:style-name="P15">- <text:span text:style-name="T4">photo added on message linking to match profile</text:span></text:p>
      <text:p text:style-name="P15">- <text:span text:style-name="T4">custom message xib cell</text:span></text:p>
      <text:p text:style-name="P9"><text:soft-page-break/></text:p>
      <text:p text:style-name="P9">PROFILE VIEW</text:p>
      <text:p text:style-name="P9"/>
      <text:p text:style-name="P9">SETTINGS VIEW</text:p>
      <text:p text:style-name="P9"/>
      <text:p text:style-name="P12">MATCH PROFILE VIEW</text:p>
      <text:p text:style-name="P12"/>
      <text:p text:style-name="P13">DISTANCE VIEW</text:p>
      <text:p text:style-name="P13"/>
      <text:p text:style-name="P13"/>
      <text:p text:style-name="P13"/>
      <text:p text:style-name="P21"/>
      <text:p text:style-name="P21"/>
      <text:p text:style-name="P3">TO DO IN NEXT ITERATION</text:p>
      <text:p text:style-name="P22"/>
      <text:p text:style-name="P22">- properly implement the delete account function. Currently, as firestore won’t delete subcollections, deleting a doc will leave all the subcollections still existing. This shouldn’t show up or cause an issue, but it does mean user data isn’t actually removed. In the future, need to use a recursive function to enter and delete each subcollection individuall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6-26T22:32:09.844918766</meta:creation-date>
    <dc:date>2023-09-11T15:13:06.205319331</dc:date>
    <meta:editing-duration>PT10H30M26S</meta:editing-duration>
    <meta:editing-cycles>19</meta:editing-cycles>
    <meta:generator>LibreOffice/7.0.3.1$MacOSX_X86_64 LibreOffice_project/d7547858d014d4cf69878db179d326fc3483e082</meta:generator>
    <meta:document-statistic meta:table-count="0" meta:image-count="0" meta:object-count="0" meta:page-count="6" meta:paragraph-count="117" meta:word-count="836" meta:character-count="4803" meta:non-whitespace-character-count="4080"/>
  </office:meta>
</office:document-meta>
</file>